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include&lt;iostream&gt;</text:p>
      <text:p text:style-name="P1">#include&lt;cstdlib&gt;</text:p>
      <text:p text:style-name="P1">using namespace std;</text:p>
      <text:p text:style-name="P1"/>
      <text:p text:style-name="P1">class node</text:p>
      <text:p text:style-name="P1">{</text:p>
      <text:p text:style-name="P1"><text:s text:c="4"/>private:</text:p>
      <text:p text:style-name="P1"><text:s text:c="8"/>int data;</text:p>
      <text:p text:style-name="P1"><text:s text:c="4"/>public:</text:p>
      <text:p text:style-name="P1"><text:s text:c="8"/>node *left,*right;</text:p>
      <text:p text:style-name="P1"/>
      <text:p text:style-name="P1"><text:s text:c="8"/>node(int value)</text:p>
      <text:p text:style-name="P1"><text:s text:c="8"/>{</text:p>
      <text:p text:style-name="P1"><text:s text:c="12"/>data=value;</text:p>
      <text:p text:style-name="P1"><text:s text:c="8"/>}</text:p>
      <text:p text:style-name="P1"/>
      <text:p text:style-name="P1"><text:s text:c="8"/>int getdata()</text:p>
      <text:p text:style-name="P1"><text:s text:c="8"/>{</text:p>
      <text:p text:style-name="P1"><text:s text:c="12"/>return this-&gt;data;</text:p>
      <text:p text:style-name="P1"><text:s text:c="8"/>}</text:p>
      <text:p text:style-name="P1"><text:s/></text:p>
      <text:p text:style-name="P1"><text:s text:c="8"/>node* insert(int value)</text:p>
      <text:p text:style-name="P1"><text:s text:c="8"/>{</text:p>
      <text:p text:style-name="P1"><text:s text:c="12"/>if(this==NULL)</text:p>
      <text:p text:style-name="P1"><text:s text:c="12"/>{</text:p>
      <text:p text:style-name="P1"><text:s text:c="16"/>node *temp=new node(value);</text:p>
      <text:p text:style-name="P1"><text:s text:c="16"/>return temp;</text:p>
      <text:p text:style-name="P1"><text:s text:c="12"/>}</text:p>
      <text:p text:style-name="P1"/>
      <text:p text:style-name="P1"><text:s text:c="12"/>if(this-&gt;data&gt;=value)</text:p>
      <text:p text:style-name="P1"><text:s text:c="16"/>this-&gt;left=this-&gt;left-&gt;insert(value);</text:p>
      <text:p text:style-name="P1"><text:s text:c="12"/>else</text:p>
      <text:p text:style-name="P1"><text:s text:c="16"/>this-&gt;right=this-&gt;right-&gt;insert(value);</text:p>
      <text:p text:style-name="P1"><text:s text:c="12"/>return this;</text:p>
      <text:p text:style-name="P1"><text:s text:c="8"/>}</text:p>
      <text:p text:style-name="P1"/>
      <text:p text:style-name="P1"><text:s text:c="8"/>int height()</text:p>
      <text:p text:style-name="P1"><text:s text:c="8"/>{</text:p>
      <text:p text:style-name="P1"><text:s text:c="12"/>if(this==NULL)</text:p>
      <text:p text:style-name="P1"><text:s text:c="12"/>{</text:p>
      <text:p text:style-name="P1"><text:s text:c="16"/>return 0;</text:p>
      <text:p text:style-name="P1"><text:s text:c="12"/>}</text:p>
      <text:p text:style-name="P1"/>
      <text:p text:style-name="P1"><text:s text:c="12"/>int lheight=this-&gt;left-&gt;height();</text:p>
      <text:p text:style-name="P1"><text:soft-page-break/><text:s text:c="12"/>int rheight=this-&gt;right-&gt;height();</text:p>
      <text:p text:style-name="P1"/>
      <text:p text:style-name="P1"><text:s text:c="12"/>if(lheight&gt;rheight)</text:p>
      <text:p text:style-name="P1"><text:s text:c="16"/>return lheight+1;</text:p>
      <text:p text:style-name="P1"><text:s text:c="12"/>else</text:p>
      <text:p text:style-name="P1"><text:s text:c="16"/>return rheight+1;</text:p>
      <text:p text:style-name="P1"><text:s text:c="8"/>}</text:p>
      <text:p text:style-name="P1"><text:s text:c="8"/></text:p>
      <text:p text:style-name="P1"><text:s text:c="8"/>void printlevel(int level)</text:p>
      <text:p text:style-name="P1"><text:s text:c="8"/>{</text:p>
      <text:p text:style-name="P1"><text:s text:c="12"/>if(this==NULL)</text:p>
      <text:p text:style-name="P1"><text:s text:c="16"/>return;</text:p>
      <text:p text:style-name="P1"><text:s text:c="12"/>if(level==0)</text:p>
      <text:p text:style-name="P1"><text:s text:c="12"/>{</text:p>
      <text:p text:style-name="P1"><text:s text:c="16"/>cout&lt;&lt;this-&gt;data&lt;&lt;" ";</text:p>
      <text:p text:style-name="P1"><text:s text:c="16"/>return;</text:p>
      <text:p text:style-name="P1"><text:s text:c="12"/>}</text:p>
      <text:p text:style-name="P1"><text:s text:c="12"/>this-&gt;left-&gt;printlevel(level-1);</text:p>
      <text:p text:style-name="P1"><text:s text:c="12"/>this-&gt;right-&gt;printlevel(level-1);</text:p>
      <text:p text:style-name="P1"><text:s text:c="8"/>}</text:p>
      <text:p text:style-name="P1"/>
      <text:p text:style-name="P1"><text:s text:c="8"/>void levelorder(int height)</text:p>
      <text:p text:style-name="P1"><text:s text:c="8"/>{</text:p>
      <text:p text:style-name="P1"><text:s text:c="12"/>for(int i=0;i&lt;height;i++)</text:p>
      <text:p text:style-name="P1"><text:s text:c="16"/>this-&gt;printlevel(i);</text:p>
      <text:p text:style-name="P1"><text:s text:c="8"/>}</text:p>
      <text:p text:style-name="P1"/>
      <text:p text:style-name="P1"><text:s text:c="8"/>node* search(int value)</text:p>
      <text:p text:style-name="P1"><text:s text:c="8"/>{</text:p>
      <text:p text:style-name="P1"><text:s text:c="12"/>if(this==NULL || this-&gt;data==value)</text:p>
      <text:p text:style-name="P1"><text:s text:c="16"/>return this;</text:p>
      <text:p text:style-name="P1"/>
      <text:p text:style-name="P1"><text:s text:c="12"/>if(this-&gt;data&gt;value)</text:p>
      <text:p text:style-name="P1"><text:s text:c="16"/>return this-&gt;left-&gt;search(value);</text:p>
      <text:p text:style-name="P1"><text:s text:c="12"/>else if(this-&gt;data&lt;value)</text:p>
      <text:p text:style-name="P1"><text:s text:c="16"/>return this-&gt;right-&gt;search(value);</text:p>
      <text:p text:style-name="P1"><text:s text:c="12"/>else </text:p>
      <text:p text:style-name="P1"><text:s text:c="16"/>return this;</text:p>
      <text:p text:style-name="P1"><text:s text:c="8"/>}</text:p>
      <text:p text:style-name="P1"/>
      <text:p text:style-name="P1"><text:s text:c="8"/>int min()</text:p>
      <text:p text:style-name="P1"><text:s text:c="8"/>{</text:p>
      <text:p text:style-name="P1"><text:s text:c="12"/>if(this-&gt;left==NULL)</text:p>
      <text:p text:style-name="P1"><text:s text:c="16"/>return this-&gt;data;</text:p>
      <text:p text:style-name="P1"><text:s text:c="12"/>else</text:p>
      <text:p text:style-name="P1"><text:soft-page-break/><text:s text:c="16"/>return this-&gt;left-&gt;min();</text:p>
      <text:p text:style-name="P1"><text:s text:c="8"/>}</text:p>
      <text:p text:style-name="P1"/>
      <text:p text:style-name="P1"><text:s text:c="8"/>int max()</text:p>
      <text:p text:style-name="P1"><text:s text:c="8"/>{</text:p>
      <text:p text:style-name="P1"><text:s text:c="12"/>if(this-&gt;right==NULL)</text:p>
      <text:p text:style-name="P1"><text:s text:c="16"/>return this-&gt;data;</text:p>
      <text:p text:style-name="P1"><text:s text:c="12"/>else</text:p>
      <text:p text:style-name="P1"><text:s text:c="16"/>return this-&gt;right-&gt;max();</text:p>
      <text:p text:style-name="P1"><text:s text:c="8"/>}</text:p>
      <text:p text:style-name="P1"/>
      <text:p text:style-name="P1"><text:s text:c="8"/>int diameter()</text:p>
      <text:p text:style-name="P1"><text:s text:c="8"/>{</text:p>
      <text:p text:style-name="P1"><text:s text:c="12"/>return this-&gt;left-&gt;height()+this-&gt;right-&gt;height();</text:p>
      <text:p text:style-name="P1"><text:s text:c="8"/>}</text:p>
      <text:p text:style-name="P1"/>
      <text:p text:style-name="P1"><text:s text:c="8"/>void zigzag(int level)</text:p>
      <text:p text:style-name="P1"><text:s text:c="8"/>{</text:p>
      <text:p text:style-name="P1"><text:s text:c="12"/>if(this==NULL)</text:p>
      <text:p text:style-name="P1"><text:s text:c="16"/>return;</text:p>
      <text:p text:style-name="P1"><text:s text:c="12"/>if(level==0)</text:p>
      <text:p text:style-name="P1"><text:s text:c="12"/>{</text:p>
      <text:p text:style-name="P1"><text:s text:c="16"/>cout&lt;&lt;this-&gt;data&lt;&lt;" ";</text:p>
      <text:p text:style-name="P1"><text:s text:c="16"/>return;</text:p>
      <text:p text:style-name="P1"><text:s text:c="12"/>}</text:p>
      <text:p text:style-name="P1"><text:s text:c="12"/>this-&gt;right-&gt;zigzag(level-1);</text:p>
      <text:p text:style-name="P1"><text:s text:c="12"/>this-&gt;left-&gt;zigzag(level-1);</text:p>
      <text:p text:style-name="P1"><text:s text:c="8"/>}</text:p>
      <text:p text:style-name="P1"/>
      <text:p text:style-name="P1"><text:s text:c="8"/>void rlevelorder(int height)</text:p>
      <text:p text:style-name="P1"><text:s text:c="8"/>{</text:p>
      <text:p text:style-name="P1"><text:s text:c="12"/>for(int i=0;i&lt;height;i++)</text:p>
      <text:p text:style-name="P1"><text:s text:c="16"/>this-&gt;zigzag(i);</text:p>
      <text:p text:style-name="P1"><text:s text:c="8"/>}</text:p>
      <text:p text:style-name="P1"/>
      <text:p text:style-name="P1"><text:s text:c="8"/>void spiral(int height)</text:p>
      <text:p text:style-name="P1"><text:s text:c="8"/>{</text:p>
      <text:p text:style-name="P1"><text:s text:c="12"/>for(int i=0;i&lt;height;i++)</text:p>
      <text:p text:style-name="P1"><text:s text:c="12"/>{</text:p>
      <text:p text:style-name="P1"><text:s text:c="16"/>if(i%2)</text:p>
      <text:p text:style-name="P1"><text:s text:c="20"/>this-&gt;printlevel(i);</text:p>
      <text:p text:style-name="P1"><text:s text:c="16"/>else</text:p>
      <text:p text:style-name="P1"><text:s text:c="20"/>this-&gt;zigzag(i);</text:p>
      <text:p text:style-name="P1"><text:s text:c="12"/>}</text:p>
      <text:p text:style-name="P1"><text:s text:c="8"/>}</text:p>
      <text:p text:style-name="P1"><text:soft-page-break/></text:p>
      <text:p text:style-name="P1"><text:s text:c="8"/>void npreorder(int n)</text:p>
      <text:p text:style-name="P1"><text:s text:c="8"/>{</text:p>
      <text:p text:style-name="P1"><text:s text:c="12"/>if(this==NULL || n&lt;1)</text:p>
      <text:p text:style-name="P1"><text:s text:c="16"/>return;</text:p>
      <text:p text:style-name="P1"><text:s text:c="12"/>if(n==1)</text:p>
      <text:p text:style-name="P1"><text:s text:c="12"/>{</text:p>
      <text:p text:style-name="P1"><text:s text:c="16"/>cout&lt;&lt;this-&gt;data;</text:p>
      <text:p text:style-name="P1"><text:s text:c="16"/>exit(0);</text:p>
      <text:p text:style-name="P1"><text:s text:c="12"/>}</text:p>
      <text:p text:style-name="P1"><text:s text:c="12"/>this-&gt;left-&gt;npreorder(--n); </text:p>
      <text:p text:style-name="P1"><text:s text:c="12"/>this-&gt;right-&gt;npreorder(--n);</text:p>
      <text:p text:style-name="P1"><text:s text:c="8"/>}</text:p>
      <text:p text:style-name="P1"/>
      <text:p text:style-name="P1"><text:s text:c="8"/>void preorder()</text:p>
      <text:p text:style-name="P1"><text:s text:c="8"/>{</text:p>
      <text:p text:style-name="P1"><text:s text:c="12"/>if(this!=NULL)</text:p>
      <text:p text:style-name="P1"><text:s text:c="12"/>{</text:p>
      <text:p text:style-name="P1"><text:s text:c="16"/>cout&lt;&lt;this-&gt;data&lt;&lt;" ";</text:p>
      <text:p text:style-name="P1"><text:s text:c="16"/>this-&gt;left-&gt;preorder();</text:p>
      <text:p text:style-name="P1"><text:s text:c="16"/>this-&gt;right-&gt;preorder();</text:p>
      <text:p text:style-name="P1"><text:s text:c="12"/>}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node *root=new node(8);</text:p>
      <text:p text:style-name="P1"><text:s text:c="4"/>root-&gt;insert(3);</text:p>
      <text:p text:style-name="P1"><text:s text:c="4"/>root-&gt;insert(10);</text:p>
      <text:p text:style-name="P1"><text:s text:c="4"/>root-&gt;insert(1);</text:p>
      <text:p text:style-name="P1"><text:s text:c="4"/>root-&gt;insert(6);</text:p>
      <text:p text:style-name="P1"><text:s text:c="4"/>root-&gt;insert(14);</text:p>
      <text:p text:style-name="P1"><text:s text:c="4"/>root-&gt;insert(4);</text:p>
      <text:p text:style-name="P1"><text:s text:c="4"/>root-&gt;insert(7);</text:p>
      <text:p text:style-name="P1"><text:s text:c="4"/>root-&gt;insert(13);</text:p>
      <text:p text:style-name="P1"/>
      <text:p text:style-name="P1"><text:s text:c="4"/>cout&lt;&lt;"3rd Level is : ";</text:p>
      <text:p text:style-name="P1"><text:s text:c="4"/>root-&gt;printlevel(2);</text:p>
      <text:p text:style-name="P1"><text:s text:c="4"/>cout&lt;&lt;endl;</text:p>
      <text:p text:style-name="P1"/>
      <text:p text:style-name="P1"><text:s text:c="4"/>node *a=root-&gt;search(12);</text:p>
      <text:p text:style-name="P1"><text:s text:c="4"/>if(a!=NULL)</text:p>
      <text:p text:style-name="P1"><text:s text:c="8"/>cout&lt;&lt;"Element Found."&lt;&lt;endl;</text:p>
      <text:p text:style-name="P1"><text:s text:c="4"/>else</text:p>
      <text:p text:style-name="P1"><text:soft-page-break/><text:s text:c="8"/>cout&lt;&lt;"Element Not Found."&lt;&lt;endl;</text:p>
      <text:p text:style-name="P1"><text:s text:c="4"/>node *b=root-&gt;search(13);</text:p>
      <text:p text:style-name="P1"><text:s text:c="4"/>if(b!=NULL)</text:p>
      <text:p text:style-name="P1"><text:s text:c="8"/>cout&lt;&lt;"Element Found."&lt;&lt;endl;</text:p>
      <text:p text:style-name="P1"><text:s text:c="4"/>else</text:p>
      <text:p text:style-name="P1"><text:s text:c="8"/>cout&lt;&lt;"Element Not Found."&lt;&lt;endl;</text:p>
      <text:p text:style-name="P1"/>
      <text:p text:style-name="P1"><text:s text:c="4"/>cout&lt;&lt;"Minimum Element is "&lt;&lt;root-&gt;min()&lt;&lt;" &amp; Maximum Element is "&lt;&lt;root-&gt;max()&lt;&lt;endl;</text:p>
      <text:p text:style-name="P1"/>
      <text:p text:style-name="P1"><text:s text:c="4"/>cout&lt;&lt;"Diameter of the Tree is "&lt;&lt;root-&gt;diameter()&lt;&lt;endl;</text:p>
      <text:p text:style-name="P1"/>
      <text:p text:style-name="P1"><text:s text:c="4"/>cout&lt;&lt;"Tree is : ";</text:p>
      <text:p text:style-name="P1"><text:s text:c="4"/>root-&gt;levelorder(root-&gt;height());</text:p>
      <text:p text:style-name="P1"><text:s text:c="4"/>cout&lt;&lt;endl;</text:p>
      <text:p text:style-name="P1"/>
      <text:p text:style-name="P1"><text:s text:c="4"/>cout&lt;&lt;"Reverse ZigZag is : ";</text:p>
      <text:p text:style-name="P1"><text:s text:c="4"/>root-&gt;rlevelorder(root-&gt;height());</text:p>
      <text:p text:style-name="P1"><text:s text:c="4"/>cout&lt;&lt;endl;</text:p>
      <text:p text:style-name="P1"/>
      <text:p text:style-name="P1"><text:s text:c="4"/>cout&lt;&lt;"Height of the Tree is "&lt;&lt;root-&gt;height()&lt;&lt;endl;</text:p>
      <text:p text:style-name="P1"/>
      <text:p text:style-name="P1"><text:s text:c="4"/>cout&lt;&lt;"Spiral of the Tree : ";</text:p>
      <text:p text:style-name="P1"><text:s text:c="4"/>root-&gt;spiral(root-&gt;height());</text:p>
      <text:p text:style-name="P1"><text:s text:c="4"/>cout&lt;&lt;endl;</text:p>
      <text:p text:style-name="P1"/>
      <text:p text:style-name="P1"><text:s text:c="4"/>cout&lt;&lt;"Preorder is : ";</text:p>
      <text:p text:style-name="P1"><text:s text:c="4"/>root-&gt;preorder();</text:p>
      <text:p text:style-name="P1"><text:s text:c="4"/>cout&lt;&lt;endl;</text:p>
      <text:p text:style-name="P1"/>
      <text:p text:style-name="P1"><text:s text:c="4"/>int num;</text:p>
      <text:p text:style-name="P1"><text:s text:c="4"/>cout&lt;&lt;"Enter number : ";</text:p>
      <text:p text:style-name="P1"><text:s text:c="4"/>cin&gt;&gt;num;</text:p>
      <text:p text:style-name="P1"><text:s text:c="4"/>cout&lt;&lt;endl&lt;&lt;num&lt;&lt;" Element of Preorder is ";</text:p>
      <text:p text:style-name="P1"><text:s text:c="4"/>root-&gt;npreorder(num);</text:p>
      <text:p text:style-name="P1"><text:s text:c="4"/>cout&lt;&lt;endl;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1:09:38.733679305</meta:creation-date>
    <dc:date>2023-11-28T23:46:58.272436714</dc:date>
    <meta:editing-duration>PT2H37M20S</meta:editing-duration>
    <meta:editing-cycles>1</meta:editing-cycles>
    <meta:generator>LibreOffice/7.6.2.1$MacOSX_X86_64 LibreOffice_project/56f7684011345957bbf33a7ee678afaf4d2ba333</meta:generator>
    <meta:document-statistic meta:table-count="0" meta:image-count="0" meta:object-count="0" meta:page-count="5" meta:paragraph-count="187" meta:word-count="303" meta:character-count="4468" meta:non-whitespace-character-count="2629"/>
  </office:meta>
</office:document-meta>
</file>